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d7cd" officeooo:paragraph-rsid="000bd7cd"/>
    </style:style>
    <style:style style:name="P2" style:family="paragraph" style:parent-style-name="Standard" style:list-style-name="L1">
      <style:text-properties officeooo:rsid="000bd7cd" officeooo:paragraph-rsid="000bd7c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40465574513028229" text:style-name="L1">
        <text:list-item>
          <text:p text:style-name="P2">apt-get install github</text:p>
        </text:list-item>
        <text:list-item>
          <text:p text:style-name="P2">apt-get install git</text:p>
        </text:list-item>
        <text:list-item>
          <text:p text:style-name="P2">git config --global user.name "karthikc17"</text:p>
        </text:list-item>
        <text:list-item>
          <text:p text:style-name="P2">git config --global user.email "<text:a xlink:type="simple" xlink:href="mailto:vijaykarthik52@gmail.com" text:style-name="Internet_20_link" text:visited-style-name="Visited_20_Internet_20_Link">vijaykarthik52@gmail.com</text:a>"</text:p>
        </text:list-item>
        <text:list-item>
          <text:p text:style-name="P2">echo "# repository_training" &gt;&gt; README.md</text:p>
        </text:list-item>
        <text:list-item>
          <text:p text:style-name="P2">git init</text:p>
        </text:list-item>
        <text:list-item>
          <text:p text:style-name="P2">git add README.md</text:p>
        </text:list-item>
        <text:list-item>
          <text:p text:style-name="P2">git commit -m "first commit"</text:p>
        </text:list-item>
        <text:list-item>
          <text:p text:style-name="P2">git remote add origin <text:a xlink:type="simple" xlink:href="https://github.com/karthikcr17/repository_training.git" text:style-name="Internet_20_link" text:visited-style-name="Visited_20_Internet_20_Link">https://github.com/karthikcr17/repository_training.git</text:a></text:p>
        </text:list-item>
        <text:list-item>
          <text:p text:style-name="P2">git push -u origin master</text:p>
        </text:list-item>
        <text:list-item>
          <text:p text:style-name="P2">git push -u origin tooo</text:p>
        </text:list-item>
        <text:list-item>
          <text:p text:style-name="P2">git branch tooo</text:p>
        </text:list-item>
        <text:list-item>
          <text:p text:style-name="P2">git checkout tooo</text:p>
        </text:list-item>
        <text:list-item>
          <text:p text:style-name="P2"><text:s/>sudo apt-get install -y curl vim git zsh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23:22:18.752227318</meta:creation-date>
    <dc:date>2017-02-04T23:32:48.641077831</dc:date>
    <meta:editing-duration>PT9S</meta:editing-duration>
    <meta:editing-cycles>1</meta:editing-cycles>
    <meta:document-statistic meta:table-count="0" meta:image-count="0" meta:object-count="0" meta:page-count="1" meta:paragraph-count="14" meta:word-count="76" meta:character-count="464" meta:non-whitespace-character-count="417"/>
    <meta:generator>LibreOffice/5.1.4.2$Linux_X86_64 LibreOffice_project/10m0$Build-2</meta:generator>
  </office:meta>
</office:document-meta>
</file>